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7.999cm" svg:height="1.499cm" svg:x="0.25cm" svg:y="0.25cm" svg:viewBox="0 0 8000 1500" draw:points="0,0 2500,0 2500,1000 8000,1000 8000,1500 0,1500">
          <text:p/>
        </draw:polygon>
        <draw:circle draw:style-name="gr2" draw:text-style-name="P1" draw:layer="layout" svg:width="2cm" svg:height="2cm" svg:x="0.25cm" svg:y="0.25cm">
          <text:p/>
        </draw:circle>
        <draw:circle draw:style-name="gr2" draw:text-style-name="P1" draw:layer="layout" svg:width="2cm" svg:height="2cm" svg:x="6.25cm" svg:y="0.25cm">
          <text:p/>
        </draw:circle>
        <draw:circle draw:style-name="gr3" draw:text-style-name="P1" draw:layer="layout" svg:width="0.13cm" svg:height="0.13cm" svg:x="7.185cm" svg:y="1.195cm">
          <text:p/>
        </draw:circle>
        <draw:circle draw:style-name="gr3" draw:text-style-name="P1" draw:layer="layout" svg:width="0.13cm" svg:height="0.13cm" svg:x="1.185cm" svg:y="1.185cm">
          <text:p/>
        </draw:circle>
        <draw:polyline draw:style-name="gr1" draw:text-style-name="P1" draw:layer="layout" svg:width="0.249cm" svg:height="0.499cm" svg:x="5cm" svg:y="0.75cm" svg:viewBox="0 0 250 500" draw:points="0,500 0,0 250,0 250,500">
          <text:p/>
        </draw:polyline>
        <draw:line draw:style-name="gr1" draw:text-style-name="P1" draw:layer="layout" svg:x1="2.75cm" svg:y1="0.25cm" svg:x2="5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3:13:29.36</dc:date>
    <meta:editing-duration>PT2H53M11S</meta:editing-duration>
    <meta:editing-cycles>120</meta:editing-cycles>
    <meta:document-statistic meta:object-count="7"/>
  </office:meta>
</office:document-meta>
</file>